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A000003A851A7CA202445D6D7.png" manifest:media-type="image/png"/>
  <manifest:file-entry manifest:full-path="Pictures/1000000100000304000003AA441449042059EA31.png" manifest:media-type="image/png"/>
  <manifest:file-entry manifest:full-path="Pictures/1000000100000304000003AA1E74B1F59BE2A0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Ubuntu"/>
    </style:style>
    <style:style style:name="P2" style:family="paragraph" style:parent-style-name="Standard">
      <style:text-properties officeooo:paragraph-rsid="00036ea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n1" text:anchor-type="char" svg:width="17cm" svg:height="20.655cm" draw:z-index="0"><draw:image xlink:href="Pictures/1000000100000304000003AA1E74B1F59BE2A08D.png" xlink:type="simple" xlink:show="embed" xlink:actuate="onLoad" draw:mime-type="image/png"/></draw:frame></text:p>
      <text:p text:style-name="P2"/>
      <text:p text:style-name="P2"><draw:frame draw:style-name="fr1" draw:name="Imagen2" text:anchor-type="char" svg:width="17cm" svg:height="20.655cm" draw:z-index="1"><draw:image xlink:href="Pictures/1000000100000304000003AA441449042059EA31.png" xlink:type="simple" xlink:show="embed" xlink:actuate="onLoad" draw:mime-type="image/png"/></draw:frame><text:soft-page-break/></text:p>
      <text:p text:style-name="P2"/>
      <text:p text:style-name="P2"><draw:frame draw:style-name="fr1" draw:name="Imagen3" text:anchor-type="char" svg:width="17cm" svg:height="18.205cm" draw:z-index="2"><draw:image xlink:href="Pictures/100000010000036A000003A851A7CA202445D6D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Ubuntu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azabat, Daniel A. // Cursos COBOL // User: KC03C7C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17:28:52.928757509</meta:creation-date>
    <dc:date>2025-04-12T17:33:28.363047226</dc:date>
    <meta:editing-duration>PT4M36S</meta:editing-duration>
    <meta:editing-cycles>1</meta:editing-cycles>
    <meta:document-statistic meta:table-count="0" meta:image-count="3" meta:object-count="0" meta:page-count="3" meta:paragraph-count="1" meta:word-count="9" meta:character-count="51" meta:non-whitespace-character-count="43"/>
    <meta:generator>LibreOffice/7.3.7.2$Linux_X86_64 LibreOffice_project/30$Build-2</meta:generator>
  </office:meta>
</office:document-meta>
</file>